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3357ff" officeooo:paragraph-rsid="00376743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6b2331" officeooo:paragraph-rsid="006b2331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normal" officeooo:rsid="003357ff" officeooo:paragraph-rsid="00376743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4a2b0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4a2b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74a2b0"/>
    </style:style>
    <style:style style:name="P7" style:family="paragraph" style:parent-style-name="Standard" style:list-style-name="L1">
      <style:text-properties officeooo:paragraph-rsid="0069cd0e"/>
    </style:style>
    <style:style style:name="P8" style:family="paragraph" style:parent-style-name="Standard" style:list-style-name="L1">
      <style:paragraph-properties fo:text-align="start" style:justify-single-word="false"/>
      <style:text-properties fo:color="#c9211e" loext:opacity="100%" style:text-line-through-style="none" style:text-line-through-type="none" style:font-name="DejaVu Sans Condensed" fo:font-weight="normal" officeooo:rsid="007330df" officeooo:paragraph-rsid="007330df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450ec8" officeooo:paragraph-rsid="00450ec8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50ec8" officeooo:paragraph-rsid="0049fb5f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15a6" officeooo:paragraph-rsid="0049fb5f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208e" officeooo:paragraph-rsid="0069cd0e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425ae3" officeooo:paragraph-rsid="006b2331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3a516d" officeooo:paragraph-rsid="00785a11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389feb" officeooo:paragraph-rsid="00389feb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389feb" officeooo:paragraph-rsid="00785a11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text-line-through-style="none" style:text-line-through-type="none" style:font-name="DejaVu Sans Condensed" fo:font-size="12pt" officeooo:rsid="004af8a3" officeooo:paragraph-rsid="0069cd0e" style:font-size-asian="12pt" style:font-size-complex="12pt"/>
    </style:style>
    <style:style style:name="P18" style:family="paragraph" style:parent-style-name="Standard" style:list-style-name="L1">
      <style:text-properties style:text-line-through-style="none" style:text-line-through-type="none" style:font-name="DejaVu Sans Condensed" fo:font-size="12pt" officeooo:rsid="004716f0" officeooo:paragraph-rsid="0069cd0e" style:font-size-asian="12pt" style:font-size-complex="12pt"/>
    </style:style>
    <style:style style:name="P19" style:family="paragraph" style:parent-style-name="Standard" style:list-style-name="L1">
      <style:text-properties style:text-line-through-style="none" style:text-line-through-type="none" style:font-name="DejaVu Sans Condensed" fo:font-size="12pt" officeooo:rsid="0054f6ab" officeooo:paragraph-rsid="0069cd0e" style:font-size-asian="12pt" style:font-size-complex="12pt"/>
    </style:style>
    <style:style style:name="P20" style:family="paragraph" style:parent-style-name="Standard" style:list-style-name="L1">
      <style:text-properties style:text-line-through-style="none" style:text-line-through-type="none" style:font-name="DejaVu Sans Condensed" fo:font-size="12pt" officeooo:rsid="004b09c8" officeooo:paragraph-rsid="0069cd0e" style:font-size-asian="12pt" style:font-size-complex="12pt"/>
    </style:style>
    <style:style style:name="P21" style:family="paragraph" style:parent-style-name="Standard" style:list-style-name="L1">
      <style:text-properties style:text-line-through-style="none" style:text-line-through-type="none" style:font-name="DejaVu Sans Condensed" fo:font-size="12pt" officeooo:rsid="0047a3e7" officeooo:paragraph-rsid="0069cd0e" style:font-size-asian="12pt" style:font-size-complex="12pt"/>
    </style:style>
    <style:style style:name="P22" style:family="paragraph" style:parent-style-name="Standard" style:list-style-name="L1">
      <style:text-properties style:text-line-through-style="none" style:text-line-through-type="none" style:font-name="DejaVu Sans Condensed" fo:font-size="12pt" officeooo:rsid="00425ae3" officeooo:paragraph-rsid="0069cd0e" style:font-size-asian="12pt" style:font-size-complex="12pt"/>
    </style:style>
    <style:style style:name="P23" style:family="paragraph" style:parent-style-name="Standard" style:list-style-name="L3">
      <style:text-properties style:text-line-through-style="none" style:text-line-through-type="none" style:font-name="DejaVu Sans Condensed" fo:font-size="12pt" officeooo:rsid="00425ae3" officeooo:paragraph-rsid="006b2331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5" style:family="paragraph" style:parent-style-name="Standard">
      <style:text-properties style:text-line-through-style="none" style:text-line-through-type="none" style:font-name="DejaVu Sans Condensed" fo:font-size="12pt" fo:font-weight="bold" officeooo:rsid="0019eb27" officeooo:paragraph-rsid="00785a11" style:font-size-asian="12pt" style:font-weight-asian="bold" style:font-size-complex="12pt" style:font-weight-complex="bold"/>
    </style:style>
    <style:style style:name="P26" style:family="paragraph" style:parent-style-name="Standard">
      <style:text-properties style:text-line-through-style="none" style:text-line-through-type="none" style:font-name="DejaVu Sans Condensed" fo:font-size="12pt" fo:font-weight="bold" officeooo:rsid="00785a11" officeooo:paragraph-rsid="00785a11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paragraph-rsid="0033e44b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ec9f8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DejaVu Sans Condensed" officeooo:paragraph-rsid="0062340b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9fb5f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3e44b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DejaVu Sans Condensed" officeooo:paragraph-rsid="0059c6f3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DejaVu Sans Condensed" officeooo:paragraph-rsid="0062340b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DejaVu Sans Condensed" officeooo:rsid="0066601b" officeooo:paragraph-rsid="0066601b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DejaVu Sans Condensed" officeooo:rsid="007745e2" officeooo:paragraph-rsid="007745e2"/>
    </style:style>
    <style:style style:name="P36" style:family="paragraph" style:parent-style-name="Standard" style:list-style-name="L1">
      <style:text-properties style:font-name="DejaVu Sans Condensed" officeooo:paragraph-rsid="0069cd0e"/>
    </style:style>
    <style:style style:name="P37" style:family="paragraph" style:parent-style-name="Standard" style:list-style-name="L4">
      <style:text-properties style:font-name="DejaVu Sans Condensed" fo:font-size="12pt" officeooo:rsid="00598420" officeooo:paragraph-rsid="007662bc" style:font-size-asian="12pt" style:font-size-complex="12pt"/>
    </style:style>
    <style:style style:name="P38" style:family="paragraph" style:parent-style-name="Standard" style:list-style-name="L4">
      <style:text-properties style:font-name="DejaVu Sans Condensed" fo:font-size="12pt" officeooo:rsid="00598420" officeooo:paragraph-rsid="00785a11" style:font-size-asian="12pt" style:font-size-complex="12pt"/>
    </style:style>
    <style:style style:name="P39" style:family="paragraph" style:parent-style-name="Standard" style:list-style-name="L4">
      <style:text-properties style:font-name="DejaVu Sans Condensed" officeooo:paragraph-rsid="003a516d"/>
    </style:style>
    <style:style style:name="P40" style:family="paragraph" style:parent-style-name="Standard" style:list-style-name="L4">
      <style:text-properties style:font-name="DejaVu Sans Condensed" officeooo:paragraph-rsid="00389feb"/>
    </style:style>
    <style:style style:name="P41" style:family="paragraph" style:parent-style-name="Standard" style:list-style-name="L4">
      <style:text-properties style:font-name="DejaVu Sans Condensed" officeooo:paragraph-rsid="00785a11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049fb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a516d" style:font-weight-asian="bold" style:font-weight-complex="bold"/>
    </style:style>
    <style:style style:name="T3" style:family="text">
      <style:text-properties fo:font-weight="bold" officeooo:rsid="00549cf5" style:font-weight-asian="bold" style:font-weight-complex="bold"/>
    </style:style>
    <style:style style:name="T4" style:family="text">
      <style:text-properties fo:font-weight="bold" officeooo:rsid="0056003b" style:font-weight-asian="bold" style:font-weight-complex="bold"/>
    </style:style>
    <style:style style:name="T5" style:family="text">
      <style:text-properties fo:font-weight="bold" officeooo:rsid="00450ec8" style:font-weight-asian="bold" style:font-weight-complex="bold"/>
    </style:style>
    <style:style style:name="T6" style:family="text">
      <style:text-properties fo:font-weight="bold" officeooo:rsid="0049fb5f" style:font-weight-asian="bold" style:font-weight-complex="bold"/>
    </style:style>
    <style:style style:name="T7" style:family="text">
      <style:text-properties officeooo:rsid="0049fb5f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69cd0e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33e44b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5f939b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6f910b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425ae3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4baee1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69cd0e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4716f0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4af8a3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34d3b1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33e44b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4b8878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7196b6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f939b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785a11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officeooo:rsid="00425ae3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47a3e7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4af8a3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6b2331" style:font-size-asian="12pt" style:font-size-complex="12pt"/>
    </style:style>
    <style:style style:name="T31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fo:font-size="12pt" fo:font-weight="bold" officeooo:rsid="0033e44b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fo:font-size="12pt" fo:font-weight="bold" officeooo:rsid="004ec9f8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fo:font-size="12pt" fo:font-weight="bold" officeooo:rsid="0051306c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fo:font-size="12pt" fo:font-weight="bold" officeooo:rsid="00376743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fo:font-size="12pt" fo:font-weight="bold" officeooo:rsid="0062340b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fo:font-size="12pt" fo:font-weight="bold" officeooo:rsid="0063208e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fo:font-size="12pt" fo:font-weight="bold" officeooo:rsid="005c4ce5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fo:font-size="12pt" fo:font-weight="bold" officeooo:rsid="00372684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fo:font-size="12pt" fo:font-weight="bold" officeooo:rsid="0059c6f3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fo:font-size="12pt" fo:font-weight="bold" officeooo:rsid="003a516d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fo:font-size="12pt" fo:font-weight="bold" officeooo:rsid="004716f0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fo:font-size="12pt" fo:font-weight="bold" officeooo:rsid="004af8a3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fo:font-size="12pt" fo:font-weight="bold" officeooo:rsid="00425ae3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fo:font-size="12pt" fo:font-weight="bold" officeooo:rsid="004baee1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fo:font-size="12pt" fo:font-weight="bold" officeooo:rsid="0047a3e7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fo:font-size="12pt" fo:font-weight="bold" officeooo:rsid="0072db16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49" style:family="text">
      <style:text-properties style:text-line-through-style="none" style:text-line-through-type="none" fo:font-size="12pt" fo:font-weight="normal" officeooo:rsid="004ec9f8" style:font-size-asian="12pt" style:font-weight-asian="normal" style:font-size-complex="12pt" style:font-weight-complex="normal"/>
    </style:style>
    <style:style style:name="T50" style:family="text">
      <style:text-properties style:text-line-through-style="none" style:text-line-through-type="none" fo:font-size="12pt" fo:font-weight="normal" officeooo:rsid="0051306c" style:font-size-asian="12pt" style:font-weight-asian="normal" style:font-size-complex="12pt" style:font-weight-complex="normal"/>
    </style:style>
    <style:style style:name="T51" style:family="text">
      <style:text-properties style:text-line-through-style="none" style:text-line-through-type="none" fo:font-size="12pt" fo:font-weight="normal" officeooo:rsid="0057bd80" style:font-size-asian="12pt" style:font-weight-asian="normal" style:font-size-complex="12pt" style:font-weight-complex="normal"/>
    </style:style>
    <style:style style:name="T52" style:family="text">
      <style:text-properties style:text-line-through-style="none" style:text-line-through-type="none" fo:font-size="12pt" fo:font-weight="normal" officeooo:rsid="00376743" style:font-size-asian="12pt" style:font-weight-asian="normal" style:font-size-complex="12pt" style:font-weight-complex="normal"/>
    </style:style>
    <style:style style:name="T53" style:family="text">
      <style:text-properties style:text-line-through-style="none" style:text-line-through-type="none" fo:font-size="12pt" fo:font-weight="normal" officeooo:rsid="005c4ce5" style:font-size-asian="12pt" style:font-weight-asian="normal" style:font-size-complex="12pt" style:font-weight-complex="normal"/>
    </style:style>
    <style:style style:name="T54" style:family="text">
      <style:text-properties style:text-line-through-style="none" style:text-line-through-type="none" fo:font-size="12pt" fo:font-weight="normal" officeooo:rsid="0062340b" style:font-size-asian="12pt" style:font-weight-asian="normal" style:font-size-complex="12pt" style:font-weight-complex="normal"/>
    </style:style>
    <style:style style:name="T55" style:family="text">
      <style:text-properties style:text-line-through-style="none" style:text-line-through-type="none" fo:font-size="12pt" fo:font-weight="normal" officeooo:rsid="0063208e" style:font-size-asian="12pt" style:font-weight-asian="normal" style:font-size-complex="12pt" style:font-weight-complex="normal"/>
    </style:style>
    <style:style style:name="T56" style:family="text">
      <style:text-properties style:text-line-through-style="none" style:text-line-through-type="none" fo:font-size="12pt" fo:font-weight="normal" officeooo:rsid="0033e44b" style:font-size-asian="12pt" style:font-weight-asian="normal" style:font-size-complex="12pt" style:font-weight-complex="normal"/>
    </style:style>
    <style:style style:name="T57" style:family="text">
      <style:text-properties style:text-line-through-style="none" style:text-line-through-type="none" fo:font-size="12pt" fo:font-weight="normal" officeooo:rsid="005f939b" style:font-size-asian="12pt" style:font-weight-asian="normal" style:font-size-complex="12pt" style:font-weight-complex="normal"/>
    </style:style>
    <style:style style:name="T58" style:family="text">
      <style:text-properties style:text-line-through-style="none" style:text-line-through-type="none" fo:font-size="12pt" fo:font-weight="normal" officeooo:rsid="0049fb5f" style:font-size-asian="12pt" style:font-weight-asian="normal" style:font-size-complex="12pt" style:font-weight-complex="normal"/>
    </style:style>
    <style:style style:name="T59" style:family="text">
      <style:text-properties style:text-line-through-style="none" style:text-line-through-type="none" fo:font-size="12pt" fo:font-weight="normal" officeooo:rsid="00636bf4" style:font-size-asian="12pt" style:font-weight-asian="normal" style:font-size-complex="12pt" style:font-weight-complex="normal"/>
    </style:style>
    <style:style style:name="T60" style:family="text">
      <style:text-properties style:text-line-through-style="none" style:text-line-through-type="none" fo:font-size="12pt" fo:font-weight="normal" officeooo:rsid="00372684" style:font-size-asian="12pt" style:font-weight-asian="normal" style:font-size-complex="12pt" style:font-weight-complex="normal"/>
    </style:style>
    <style:style style:name="T61" style:family="text">
      <style:text-properties style:text-line-through-style="none" style:text-line-through-type="none" fo:font-size="12pt" fo:font-weight="normal" officeooo:rsid="0064027f" style:font-size-asian="12pt" style:font-weight-asian="normal" style:font-size-complex="12pt" style:font-weight-complex="normal"/>
    </style:style>
    <style:style style:name="T62" style:family="text">
      <style:text-properties style:text-line-through-style="none" style:text-line-through-type="none" fo:font-size="12pt" fo:font-weight="normal" officeooo:rsid="0059c6f3" style:font-size-asian="12pt" style:font-weight-asian="normal" style:font-size-complex="12pt" style:font-weight-complex="normal"/>
    </style:style>
    <style:style style:name="T63" style:family="text">
      <style:text-properties style:text-line-through-style="none" style:text-line-through-type="none" fo:font-size="12pt" fo:font-weight="normal" officeooo:rsid="003a516d" style:font-size-asian="12pt" style:font-weight-asian="normal" style:font-size-complex="12pt" style:font-weight-complex="normal"/>
    </style:style>
    <style:style style:name="T64" style:family="text">
      <style:text-properties style:text-line-through-style="none" style:text-line-through-type="none" fo:font-size="12pt" fo:font-weight="normal" officeooo:rsid="004a4922" style:font-size-asian="12pt" style:font-weight-asian="normal" style:font-size-complex="12pt" style:font-weight-complex="normal"/>
    </style:style>
    <style:style style:name="T65" style:family="text">
      <style:text-properties style:text-line-through-style="none" style:text-line-through-type="none" fo:font-size="12pt" fo:font-weight="normal" officeooo:rsid="003f7281" style:font-size-asian="12pt" style:font-weight-asian="normal" style:font-size-complex="12pt" style:font-weight-complex="normal"/>
    </style:style>
    <style:style style:name="T66" style:family="text">
      <style:text-properties style:text-line-through-style="none" style:text-line-through-type="none" fo:font-size="12pt" fo:font-weight="normal" officeooo:rsid="0059593b" style:font-size-asian="12pt" style:font-weight-asian="normal" style:font-size-complex="12pt" style:font-weight-complex="normal"/>
    </style:style>
    <style:style style:name="T67" style:family="text">
      <style:text-properties style:text-line-through-style="none" style:text-line-through-type="none" fo:font-size="12pt" fo:font-weight="normal" officeooo:rsid="00389feb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fo:font-size="12pt" fo:font-weight="normal" officeooo:rsid="004af8a3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fo:font-size="12pt" fo:font-weight="normal" officeooo:rsid="006b2331" style:font-size-asian="12pt" style:font-weight-asian="normal" style:font-size-complex="12pt" style:font-weight-complex="normal"/>
    </style:style>
    <style:style style:name="T70" style:family="text">
      <style:text-properties style:text-line-through-style="none" style:text-line-through-type="none" fo:font-size="12pt" officeooo:rsid="004716f0" style:font-size-asian="12pt" style:font-size-complex="12pt"/>
    </style:style>
    <style:style style:name="T71" style:family="text">
      <style:text-properties style:text-line-through-style="none" style:text-line-through-type="none" fo:font-size="12pt" officeooo:rsid="00425ae3" style:font-size-asian="12pt" style:font-size-complex="12pt"/>
    </style:style>
    <style:style style:name="T72" style:family="text">
      <style:text-properties style:text-line-through-style="none" style:text-line-through-type="none" fo:font-size="12pt" officeooo:rsid="0047a3e7" style:font-size-asian="12pt" style:font-size-complex="12pt"/>
    </style:style>
    <style:style style:name="T73" style:family="text">
      <style:text-properties officeooo:rsid="00450ec8"/>
    </style:style>
    <style:style style:name="T74" style:family="text">
      <style:text-properties officeooo:rsid="004c1621"/>
    </style:style>
    <style:style style:name="T75" style:family="text">
      <style:text-properties officeooo:rsid="00549cf5"/>
    </style:style>
    <style:style style:name="T76" style:family="text">
      <style:text-properties fo:font-size="12pt" fo:font-weight="bold" style:font-size-asian="12pt" style:font-weight-asian="bold" style:font-size-complex="12pt" style:font-weight-complex="bold"/>
    </style:style>
    <style:style style:name="T77" style:family="text">
      <style:text-properties fo:font-size="12pt" fo:font-weight="bold" officeooo:rsid="0033e44b" style:font-size-asian="12pt" style:font-weight-asian="bold" style:font-size-complex="12pt" style:font-weight-complex="bold"/>
    </style:style>
    <style:style style:name="T78" style:family="text">
      <style:text-properties fo:font-size="12pt" style:font-size-asian="12pt" style:font-size-complex="12pt"/>
    </style:style>
    <style:style style:name="T79" style:family="text">
      <style:text-properties fo:font-size="12pt" officeooo:rsid="0049fb5f" style:font-size-asian="12pt" style:font-size-complex="12pt"/>
    </style:style>
    <style:style style:name="T80" style:family="text">
      <style:text-properties fo:font-size="12pt" fo:font-weight="normal" officeooo:rsid="0033e44b" style:font-size-asian="12pt" style:font-weight-asian="normal" style:font-size-complex="12pt" style:font-weight-complex="normal"/>
    </style:style>
    <style:style style:name="T81" style:family="text">
      <style:text-properties fo:font-size="12pt" fo:font-weight="normal" officeooo:rsid="0057bd80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064027f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376743" style:font-size-asian="12pt" style:font-weight-asian="normal" style:font-size-complex="12pt" style:font-weight-complex="normal"/>
    </style:style>
    <style:style style:name="T84" style:family="text">
      <style:text-properties officeooo:rsid="0047a3e7"/>
    </style:style>
    <style:style style:name="T85" style:family="text">
      <style:text-properties officeooo:rsid="004c1cb5"/>
    </style:style>
    <style:style style:name="T86" style:family="text">
      <style:text-properties officeooo:rsid="006b2331"/>
    </style:style>
    <style:style style:name="T87" style:family="text">
      <style:text-properties officeooo:rsid="006c5542"/>
    </style:style>
    <style:style style:name="T88" style:family="text">
      <style:text-properties officeooo:rsid="0035db3e"/>
    </style:style>
    <style:style style:name="T89" style:family="text">
      <style:text-properties officeooo:rsid="007662b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88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C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6"><text:span text:style-name="T26">3</text:span><text:span text:style-name="T21">0</text:span><text:span text:style-name="T26">3</text:span><text:span text:style-name="T20"> - </text:span><text:span text:style-name="T26">Flight </text:span><text:span text:style-name="T19">- </text:span><text:span text:style-name="T26">Aircraft Info, </text:span><text:span text:style-name="T25">Performance Limits</text:span></text:p>
      <text:p text:style-name="P24"/>
      <text:p text:style-name="P26">Aircraft Info</text:p>
      <text:list xml:id="list1850994047" text:style-name="L4">
        <text:list-item>
          <text:p text:style-name="P38">Fuel:</text:p>
          <text:list>
            <text:list-item>
              <text:p text:style-name="P38">Internal: <text:span text:style-name="T89">3750</text:span> lbs/<text:span text:style-name="T89">1701</text:span> kg</text:p>
            </text:list-item>
            <text:list-item>
              <text:p text:style-name="P14">External fuel tanks: 970 lbs/440 kg fuel each (total weight 1213 lbs/550 kg each, empty weight 243 lbs/110 kg)</text:p>
            </text:list-item>
          </text:list>
        </text:list-item>
        <text:list-item>
          <text:p text:style-name="P41"><text:span text:style-name="T64">B</text:span><text:span text:style-name="T66">est climb speed: 130-140 kph</text:span></text:p>
        </text:list-item>
      </text:list>
      <text:p text:style-name="P25"/>
      <text:p text:style-name="P1">Performance limits</text:p>
      <text:list xml:id="list214623138793341" text:continue-numbering="true" text:style-name="L4">
        <text:list-item>
          <text:p text:style-name="P39"><text:span text:style-name="T63">Max fully loaded speed: ~</text:span><text:span text:style-name="T64">31</text:span><text:span text:style-name="T63">0 kph </text:span><text:span text:style-name="T64">(167 kts) </text:span><text:span text:style-name="T65">(with </text:span><text:span text:style-name="T64">4x ATGM + 4x rocket pods or 8x ATGM + 2x rocket pods</text:span><text:span text:style-name="T65">)</text:span></text:p>
        </text:list-item>
        <text:list-item>
          <text:p text:style-name="P39"><text:span text:style-name="T41">Vne</text:span><text:span text:style-name="T63"> speed: </text:span><text:span text:style-name="T66">335 kph officially. <text:s/>Retreating blade stall happens</text:span><text:span text:style-name="T63"> </text:span><text:span text:style-name="T41">~370 kph</text:span><text:span text:style-name="T63">, </text:span><text:span text:style-name="T66">m</text:span><text:span text:style-name="T64">ay roll uncontrollably to the right; flatten collective immediately to attempt recovery.</text:span></text:p>
        </text:list-item>
        <text:list-item>
          <text:p text:style-name="P15">Engine power limits:</text:p>
          <text:list>
            <text:list-item>
              <text:p text:style-name="P15">Max Rated/Takeoff: 990 deg C TIT, 101% N1, 6 minutes</text:p>
            </text:list-item>
            <text:list-item>
              <text:p text:style-name="P15">Max Limited Cruise: 955 deg C TIT, 99% N1, 60 minutes</text:p>
            </text:list-item>
            <text:list-item>
              <text:p text:style-name="P15">No time limits below these, but higher temps and RPM may reduce engine service life.</text:p>
            </text:list-item>
          </text:list>
        </text:list-item>
        <text:list-item>
          <text:p text:style-name="P15">Main rotor RPM limits:</text:p>
          <text:list>
            <text:list-item>
              <text:p text:style-name="P40"><text:span text:style-name="T67">Max Rated/Takeoff: 10</text:span><text:span text:style-name="T62">3</text:span><text:span text:style-name="T67">% RPM max, </text:span><text:span text:style-name="T62">2</text:span><text:span text:style-name="T67">0 sec; 88% RPM min, 30 sec</text:span></text:p>
            </text:list-item>
            <text:list-item>
              <text:p text:style-name="P15">Max Limited Cruise: 101% RPM, 20 sec</text:p>
            </text:list-item>
            <text:list-item>
              <text:p text:style-name="P15">Below Max Limited Cruise: 103% RPM, 20 sec</text:p>
            </text:list-item>
          </text:list>
        </text:list-item>
        <text:list-item>
          <text:p text:style-name="P40"><text:span text:style-name="T67">Normal cruise rotor RPM: 9</text:span><text:span text:style-name="T62">3-97</text:span><text:span text:style-name="T67">%</text:span></text:p>
        </text:list-item>
        <text:list-item>
          <text:p text:style-name="P15"><text:span text:style-name="T1">Generator cutoff RPM</text:span>: <text:span text:style-name="T2">86-</text:span><text:span text:style-name="T1">88%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17T21:46:22.976000000</dc:date>
    <meta:editing-duration>PT12H11M46S</meta:editing-duration>
    <meta:editing-cycles>9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5" meta:word-count="199" meta:character-count="1023" meta:non-whitespace-character-count="864"/>
  </office:meta>
</office:document-meta>
</file>